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1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704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2019-11-11 17:04:11</text:p>
          </table:table-cell>
          <table:table-cell office:value-type="float" office:value="26.56536" calcext:value-type="float">
            <text:p>26.56536</text:p>
          </table:table-cell>
          <table:table-cell office:value-type="float" office:value="1.104828251" calcext:value-type="float">
            <text:p>1.104828251</text:p>
          </table:table-cell>
          <table:table-cell office:value-type="float" office:value="1.182276747" calcext:value-type="float">
            <text:p>1.182276747</text:p>
          </table:table-cell>
          <table:table-cell office:value-type="float" office:value="1.047710901" calcext:value-type="float">
            <text:p>1.047710901</text:p>
          </table:table-cell>
          <table:table-cell/>
          <table:table-cell office:value-type="float" office:value="0.009026375" calcext:value-type="float">
            <text:p>0.009026375</text:p>
          </table:table-cell>
          <table:table-cell office:value-type="float" office:value="0.009659124" calcext:value-type="float">
            <text:p>0.009659124</text:p>
          </table:table-cell>
          <table:table-cell office:value-type="float" office:value="0.00855973" calcext:value-type="float">
            <text:p>0.00855973</text:p>
          </table:table-cell>
          <table:table-cell/>
          <table:table-cell office:value-type="float" office:value="-0.000869459" calcext:value-type="float">
            <text:p>-0.000869459</text:p>
          </table:table-cell>
          <table:table-cell office:value-type="float" office:value="-0.00023671" calcext:value-type="float">
            <text:p>-0.00023671</text:p>
          </table:table-cell>
          <table:table-cell office:value-type="float" office:value="-0.001336104" calcext:value-type="float">
            <text:p>-0.001336104</text:p>
          </table:table-cell>
          <table:table-cell/>
          <table:table-cell office:value-type="float" office:value="26.543934674" calcext:value-type="float">
            <text:p>26.543934674</text:p>
          </table:table-cell>
          <table:table-cell office:value-type="float" office:value="26.559529784" calcext:value-type="float">
            <text:p>26.559529784</text:p>
          </table:table-cell>
          <table:table-cell office:value-type="float" office:value="26.532433328" calcext:value-type="float">
            <text:p>26.532433328</text:p>
          </table:table-cell>
          <table:table-cell/>
          <table:table-cell office:value-type="float" office:value="-0.022039731" calcext:value-type="float">
            <text:p>-0.022039731</text:p>
          </table:table-cell>
          <table:table-cell office:value-type="float" office:value="-0.006000245" calcext:value-type="float">
            <text:p>-0.006000245</text:p>
          </table:table-cell>
          <table:table-cell office:value-type="float" office:value="-0.03386886" calcext:value-type="float">
            <text:p>-0.033868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2019-11-11 17:04:13</text:p>
          </table:table-cell>
          <table:table-cell office:value-type="float" office:value="26.56536" calcext:value-type="float">
            <text:p>26.56536</text:p>
          </table:table-cell>
          <table:table-cell office:value-type="float" office:value="1.082735191" calcext:value-type="float">
            <text:p>1.082735191</text:p>
          </table:table-cell>
          <table:table-cell office:value-type="float" office:value="1.28360704" calcext:value-type="float">
            <text:p>1.28360704</text:p>
          </table:table-cell>
          <table:table-cell office:value-type="float" office:value="1.105993522" calcext:value-type="float">
            <text:p>1.105993522</text:p>
          </table:table-cell>
          <table:table-cell/>
          <table:table-cell office:value-type="float" office:value="0.008845876" calcext:value-type="float">
            <text:p>0.008845876</text:p>
          </table:table-cell>
          <table:table-cell office:value-type="float" office:value="0.010486986" calcext:value-type="float">
            <text:p>0.010486986</text:p>
          </table:table-cell>
          <table:table-cell office:value-type="float" office:value="0.009035895" calcext:value-type="float">
            <text:p>0.009035895</text:p>
          </table:table-cell>
          <table:table-cell/>
          <table:table-cell office:value-type="float" office:value="-0.001049958" calcext:value-type="float">
            <text:p>-0.001049958</text:p>
          </table:table-cell>
          <table:table-cell office:value-type="float" office:value="0.000591152" calcext:value-type="float">
            <text:p>0.000591152</text:p>
          </table:table-cell>
          <table:table-cell office:value-type="float" office:value="-0.000859939" calcext:value-type="float">
            <text:p>-0.000859939</text:p>
          </table:table-cell>
          <table:table-cell/>
          <table:table-cell office:value-type="float" office:value="26.539485953" calcext:value-type="float">
            <text:p>26.539485953</text:p>
          </table:table-cell>
          <table:table-cell office:value-type="float" office:value="26.579933436" calcext:value-type="float">
            <text:p>26.579933436</text:p>
          </table:table-cell>
          <table:table-cell office:value-type="float" office:value="26.544169316" calcext:value-type="float">
            <text:p>26.544169316</text:p>
          </table:table-cell>
          <table:table-cell/>
          <table:table-cell office:value-type="float" office:value="-0.026615233" calcext:value-type="float">
            <text:p>-0.026615233</text:p>
          </table:table-cell>
          <table:table-cell office:value-type="float" office:value="0.014984611" calcext:value-type="float">
            <text:p>0.014984611</text:p>
          </table:table-cell>
          <table:table-cell office:value-type="float" office:value="-0.021798403" calcext:value-type="float">
            <text:p>-0.0217984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2019-11-11 17:04:14</text:p>
          </table:table-cell>
          <table:table-cell office:value-type="float" office:value="26.56536" calcext:value-type="float">
            <text:p>26.56536</text:p>
          </table:table-cell>
          <table:table-cell office:value-type="float" office:value="1.263779552" calcext:value-type="float">
            <text:p>1.263779552</text:p>
          </table:table-cell>
          <table:table-cell office:value-type="float" office:value="1.097580325" calcext:value-type="float">
            <text:p>1.097580325</text:p>
          </table:table-cell>
          <table:table-cell office:value-type="float" office:value="1.282225404" calcext:value-type="float">
            <text:p>1.282225404</text:p>
          </table:table-cell>
          <table:table-cell/>
          <table:table-cell office:value-type="float" office:value="0.010324996" calcext:value-type="float">
            <text:p>0.010324996</text:p>
          </table:table-cell>
          <table:table-cell office:value-type="float" office:value="0.00896716" calcext:value-type="float">
            <text:p>0.00896716</text:p>
          </table:table-cell>
          <table:table-cell office:value-type="float" office:value="0.010475698" calcext:value-type="float">
            <text:p>0.010475698</text:p>
          </table:table-cell>
          <table:table-cell/>
          <table:table-cell office:value-type="float" office:value="0.000429163" calcext:value-type="float">
            <text:p>0.000429163</text:p>
          </table:table-cell>
          <table:table-cell office:value-type="float" office:value="-0.000928674" calcext:value-type="float">
            <text:p>-0.000928674</text:p>
          </table:table-cell>
          <table:table-cell office:value-type="float" office:value="0.000579864" calcext:value-type="float">
            <text:p>0.000579864</text:p>
          </table:table-cell>
          <table:table-cell/>
          <table:table-cell office:value-type="float" office:value="26.575941044" calcext:value-type="float">
            <text:p>26.575941044</text:p>
          </table:table-cell>
          <table:table-cell office:value-type="float" office:value="26.542475213" calcext:value-type="float">
            <text:p>26.542475213</text:p>
          </table:table-cell>
          <table:table-cell office:value-type="float" office:value="26.579655235" calcext:value-type="float">
            <text:p>26.579655235</text:p>
          </table:table-cell>
          <table:table-cell/>
          <table:table-cell office:value-type="float" office:value="0.010878498" calcext:value-type="float">
            <text:p>0.010878498</text:p>
          </table:table-cell>
          <table:table-cell office:value-type="float" office:value="-0.023540783" calcext:value-type="float">
            <text:p>-0.023540783</text:p>
          </table:table-cell>
          <table:table-cell office:value-type="float" office:value="0.014698486" calcext:value-type="float">
            <text:p>0.014698486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dataMax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263779552" calcext:value-type="float">
            <text:p>1.263779552</text:p>
          </table:table-cell>
          <table:table-cell office:value-type="float" office:value="1.28360704" calcext:value-type="float">
            <text:p>1.28360704</text:p>
          </table:table-cell>
          <table:table-cell office:value-type="float" office:value="1.282225404" calcext:value-type="float">
            <text:p>1.282225404</text:p>
          </table:table-cell>
          <table:table-cell/>
          <table:table-cell office:value-type="float" office:value="0.010324996" calcext:value-type="float">
            <text:p>0.010324996</text:p>
          </table:table-cell>
          <table:table-cell office:value-type="float" office:value="0.010486986" calcext:value-type="float">
            <text:p>0.010486986</text:p>
          </table:table-cell>
          <table:table-cell office:value-type="float" office:value="0.010475698" calcext:value-type="float">
            <text:p>0.010475698</text:p>
          </table:table-cell>
          <table:table-cell/>
          <table:table-cell office:value-type="float" office:value="0.000429163" calcext:value-type="float">
            <text:p>0.000429163</text:p>
          </table:table-cell>
          <table:table-cell office:value-type="float" office:value="0.000591152" calcext:value-type="float">
            <text:p>0.000591152</text:p>
          </table:table-cell>
          <table:table-cell office:value-type="float" office:value="0.000579864" calcext:value-type="float">
            <text:p>0.000579864</text:p>
          </table:table-cell>
          <table:table-cell/>
          <table:table-cell office:value-type="float" office:value="26.575941044" calcext:value-type="float">
            <text:p>26.575941044</text:p>
          </table:table-cell>
          <table:table-cell office:value-type="float" office:value="26.579933436" calcext:value-type="float">
            <text:p>26.579933436</text:p>
          </table:table-cell>
          <table:table-cell office:value-type="float" office:value="26.579655235" calcext:value-type="float">
            <text:p>26.579655235</text:p>
          </table:table-cell>
          <table:table-cell office:value-type="string" calcext:value-type="string">
            <text:p><text:s/></text:p>
          </table:table-cell>
          <table:table-cell office:value-type="float" office:value="0.010878498" calcext:value-type="float">
            <text:p>0.010878498</text:p>
          </table:table-cell>
          <table:table-cell office:value-type="float" office:value="0.014984611" calcext:value-type="float">
            <text:p>0.014984611</text:p>
          </table:table-cell>
          <table:table-cell office:value-type="float" office:value="0.014698486" calcext:value-type="float">
            <text:p>0.014698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in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082735191" calcext:value-type="float">
            <text:p>1.082735191</text:p>
          </table:table-cell>
          <table:table-cell office:value-type="float" office:value="1.097580325" calcext:value-type="float">
            <text:p>1.097580325</text:p>
          </table:table-cell>
          <table:table-cell office:value-type="float" office:value="1.047710901" calcext:value-type="float">
            <text:p>1.047710901</text:p>
          </table:table-cell>
          <table:table-cell/>
          <table:table-cell office:value-type="float" office:value="0.008845876" calcext:value-type="float">
            <text:p>0.008845876</text:p>
          </table:table-cell>
          <table:table-cell office:value-type="float" office:value="0.00896716" calcext:value-type="float">
            <text:p>0.00896716</text:p>
          </table:table-cell>
          <table:table-cell office:value-type="float" office:value="0.00855973" calcext:value-type="float">
            <text:p>0.00855973</text:p>
          </table:table-cell>
          <table:table-cell/>
          <table:table-cell office:value-type="float" office:value="-0.001049958" calcext:value-type="float">
            <text:p>-0.001049958</text:p>
          </table:table-cell>
          <table:table-cell office:value-type="float" office:value="-0.000928674" calcext:value-type="float">
            <text:p>-0.000928674</text:p>
          </table:table-cell>
          <table:table-cell office:value-type="float" office:value="-0.001336104" calcext:value-type="float">
            <text:p>-0.001336104</text:p>
          </table:table-cell>
          <table:table-cell/>
          <table:table-cell office:value-type="float" office:value="26.539485953" calcext:value-type="float">
            <text:p>26.539485953</text:p>
          </table:table-cell>
          <table:table-cell office:value-type="float" office:value="26.542475213" calcext:value-type="float">
            <text:p>26.542475213</text:p>
          </table:table-cell>
          <table:table-cell office:value-type="float" office:value="26.532433328" calcext:value-type="float">
            <text:p>26.532433328</text:p>
          </table:table-cell>
          <table:table-cell office:value-type="string" calcext:value-type="string">
            <text:p><text:s/></text:p>
          </table:table-cell>
          <table:table-cell office:value-type="float" office:value="-0.026615233" calcext:value-type="float">
            <text:p>-0.026615233</text:p>
          </table:table-cell>
          <table:table-cell office:value-type="float" office:value="-0.023540783" calcext:value-type="float">
            <text:p>-0.023540783</text:p>
          </table:table-cell>
          <table:table-cell office:value-type="float" office:value="-0.03386886" calcext:value-type="float">
            <text:p>-0.033868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an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150447665" calcext:value-type="float">
            <text:p>1.150447665</text:p>
          </table:table-cell>
          <table:table-cell office:value-type="float" office:value="1.187821371" calcext:value-type="float">
            <text:p>1.187821371</text:p>
          </table:table-cell>
          <table:table-cell office:value-type="float" office:value="1.145309942" calcext:value-type="float">
            <text:p>1.145309942</text:p>
          </table:table-cell>
          <table:table-cell/>
          <table:table-cell office:value-type="float" office:value="0.009399082" calcext:value-type="float">
            <text:p>0.009399082</text:p>
          </table:table-cell>
          <table:table-cell office:value-type="float" office:value="0.009704423" calcext:value-type="float">
            <text:p>0.009704423</text:p>
          </table:table-cell>
          <table:table-cell office:value-type="float" office:value="0.009357107" calcext:value-type="float">
            <text:p>0.009357107</text:p>
          </table:table-cell>
          <table:table-cell/>
          <table:table-cell office:value-type="float" office:value="-0.000496751" calcext:value-type="float">
            <text:p>-0.000496751</text:p>
          </table:table-cell>
          <table:table-cell office:value-type="float" office:value="-0.00019141" calcext:value-type="float">
            <text:p>-0.00019141</text:p>
          </table:table-cell>
          <table:table-cell office:value-type="float" office:value="-0.000538726" calcext:value-type="float">
            <text:p>-0.000538726</text:p>
          </table:table-cell>
          <table:table-cell/>
          <table:table-cell office:value-type="float" office:value="26.553120557" calcext:value-type="float">
            <text:p>26.553120557</text:p>
          </table:table-cell>
          <table:table-cell office:value-type="float" office:value="26.560646144" calcext:value-type="float">
            <text:p>26.560646144</text:p>
          </table:table-cell>
          <table:table-cell office:value-type="float" office:value="26.55208596" calcext:value-type="float">
            <text:p>26.55208596</text:p>
          </table:table-cell>
          <table:table-cell office:value-type="string" calcext:value-type="string">
            <text:p><text:s/></text:p>
          </table:table-cell>
          <table:table-cell office:value-type="float" office:value="-0.012592155" calcext:value-type="float">
            <text:p>-0.012592155</text:p>
          </table:table-cell>
          <table:table-cell office:value-type="float" office:value="-0.004852139" calcext:value-type="float">
            <text:p>-0.004852139</text:p>
          </table:table-cell>
          <table:table-cell office:value-type="float" office:value="-0.013656259" calcext:value-type="float">
            <text:p>-0.013656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dian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104828251" calcext:value-type="float">
            <text:p>1.104828251</text:p>
          </table:table-cell>
          <table:table-cell office:value-type="float" office:value="1.182276747" calcext:value-type="float">
            <text:p>1.182276747</text:p>
          </table:table-cell>
          <table:table-cell office:value-type="float" office:value="1.105993522" calcext:value-type="float">
            <text:p>1.105993522</text:p>
          </table:table-cell>
          <table:table-cell/>
          <table:table-cell office:value-type="float" office:value="0.009026375" calcext:value-type="float">
            <text:p>0.009026375</text:p>
          </table:table-cell>
          <table:table-cell office:value-type="float" office:value="0.009659124" calcext:value-type="float">
            <text:p>0.009659124</text:p>
          </table:table-cell>
          <table:table-cell office:value-type="float" office:value="0.009035895" calcext:value-type="float">
            <text:p>0.009035895</text:p>
          </table:table-cell>
          <table:table-cell/>
          <table:table-cell office:value-type="float" office:value="-0.000869459" calcext:value-type="float">
            <text:p>-0.000869459</text:p>
          </table:table-cell>
          <table:table-cell office:value-type="float" office:value="-0.00023671" calcext:value-type="float">
            <text:p>-0.00023671</text:p>
          </table:table-cell>
          <table:table-cell office:value-type="float" office:value="-0.000859939" calcext:value-type="float">
            <text:p>-0.000859939</text:p>
          </table:table-cell>
          <table:table-cell/>
          <table:table-cell office:value-type="float" office:value="26.543934674" calcext:value-type="float">
            <text:p>26.543934674</text:p>
          </table:table-cell>
          <table:table-cell office:value-type="float" office:value="26.559529784" calcext:value-type="float">
            <text:p>26.559529784</text:p>
          </table:table-cell>
          <table:table-cell office:value-type="float" office:value="26.544169316" calcext:value-type="float">
            <text:p>26.544169316</text:p>
          </table:table-cell>
          <table:table-cell office:value-type="string" calcext:value-type="string">
            <text:p><text:s/></text:p>
          </table:table-cell>
          <table:table-cell office:value-type="float" office:value="-0.022039731" calcext:value-type="float">
            <text:p>-0.022039731</text:p>
          </table:table-cell>
          <table:table-cell office:value-type="float" office:value="-0.006000245" calcext:value-type="float">
            <text:p>-0.006000245</text:p>
          </table:table-cell>
          <table:table-cell office:value-type="float" office:value="-0.021798403" calcext:value-type="float">
            <text:p>-0.0217984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Average</text:p>
          </table:table-cell>
          <table:table-cell office:value-type="float" office:value="26.565363814" calcext:value-type="float">
            <text:p>26.565363814</text:p>
          </table:table-cell>
          <table:table-cell office:value-type="float" office:value="1.150447665" calcext:value-type="float">
            <text:p>1.150447665</text:p>
          </table:table-cell>
          <table:table-cell office:value-type="float" office:value="1.187821371" calcext:value-type="float">
            <text:p>1.187821371</text:p>
          </table:table-cell>
          <table:table-cell office:value-type="float" office:value="1.145309942" calcext:value-type="float">
            <text:p>1.145309942</text:p>
          </table:table-cell>
          <table:table-cell/>
          <table:table-cell office:value-type="float" office:value="0.009399082" calcext:value-type="float">
            <text:p>0.009399082</text:p>
          </table:table-cell>
          <table:table-cell office:value-type="float" office:value="0.009704423" calcext:value-type="float">
            <text:p>0.009704423</text:p>
          </table:table-cell>
          <table:table-cell office:value-type="float" office:value="0.009357107" calcext:value-type="float">
            <text:p>0.009357107</text:p>
          </table:table-cell>
          <table:table-cell/>
          <table:table-cell office:value-type="float" office:value="-0.000496751" calcext:value-type="float">
            <text:p>-0.000496751</text:p>
          </table:table-cell>
          <table:table-cell office:value-type="float" office:value="-0.00019141" calcext:value-type="float">
            <text:p>-0.00019141</text:p>
          </table:table-cell>
          <table:table-cell office:value-type="float" office:value="-0.000538726" calcext:value-type="float">
            <text:p>-0.000538726</text:p>
          </table:table-cell>
          <table:table-cell/>
          <table:table-cell office:value-type="float" office:value="26.553120557" calcext:value-type="float">
            <text:p>26.553120557</text:p>
          </table:table-cell>
          <table:table-cell office:value-type="float" office:value="26.560646144" calcext:value-type="float">
            <text:p>26.560646144</text:p>
          </table:table-cell>
          <table:table-cell office:value-type="float" office:value="26.55208596" calcext:value-type="float">
            <text:p>26.55208596</text:p>
          </table:table-cell>
          <table:table-cell office:value-type="string" calcext:value-type="string">
            <text:p><text:s/></text:p>
          </table:table-cell>
          <table:table-cell office:value-type="float" office:value="-0.012592155" calcext:value-type="float">
            <text:p>-0.012592155</text:p>
          </table:table-cell>
          <table:table-cell office:value-type="float" office:value="-0.004852139" calcext:value-type="float">
            <text:p>-0.004852139</text:p>
          </table:table-cell>
          <table:table-cell office:value-type="float" office:value="-0.013656259" calcext:value-type="float">
            <text:p>-0.013656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tdDev</text:p>
          </table:table-cell>
          <table:table-cell office:value-type="float" office:value="0" calcext:value-type="float">
            <text:p>0</text:p>
          </table:table-cell>
          <table:table-cell office:value-type="float" office:value="0.080643716" calcext:value-type="float">
            <text:p>0.080643716</text:p>
          </table:table-cell>
          <table:table-cell office:value-type="float" office:value="0.076046222" calcext:value-type="float">
            <text:p>0.076046222</text:p>
          </table:table-cell>
          <table:table-cell office:value-type="float" office:value="0.099694863" calcext:value-type="float">
            <text:p>0.099694863</text:p>
          </table:table-cell>
          <table:table-cell/>
          <table:table-cell office:value-type="float" office:value="0.000658854" calcext:value-type="float">
            <text:p>0.000658854</text:p>
          </table:table-cell>
          <table:table-cell office:value-type="float" office:value="0.000621293" calcext:value-type="float">
            <text:p>0.000621293</text:p>
          </table:table-cell>
          <table:table-cell office:value-type="float" office:value="0.000814501" calcext:value-type="float">
            <text:p>0.000814501</text:p>
          </table:table-cell>
          <table:table-cell/>
          <table:table-cell office:value-type="float" office:value="0.000658854" calcext:value-type="float">
            <text:p>0.000658854</text:p>
          </table:table-cell>
          <table:table-cell office:value-type="float" office:value="0.000621293" calcext:value-type="float">
            <text:p>0.000621293</text:p>
          </table:table-cell>
          <table:table-cell office:value-type="float" office:value="0.000814501" calcext:value-type="float">
            <text:p>0.000814501</text:p>
          </table:table-cell>
          <table:table-cell/>
          <table:table-cell office:value-type="float" office:value="0.016238406" calcext:value-type="float">
            <text:p>0.016238406</text:p>
          </table:table-cell>
          <table:table-cell office:value-type="float" office:value="0.015312616" calcext:value-type="float">
            <text:p>0.015312616</text:p>
          </table:table-cell>
          <table:table-cell office:value-type="float" office:value="0.020074562" calcext:value-type="float">
            <text:p>0.020074562</text:p>
          </table:table-cell>
          <table:table-cell office:value-type="string" calcext:value-type="string">
            <text:p><text:s/></text:p>
          </table:table-cell>
          <table:table-cell office:value-type="float" office:value="0.016701047" calcext:value-type="float">
            <text:p>0.016701047</text:p>
          </table:table-cell>
          <table:table-cell office:value-type="float" office:value="0.015748865" calcext:value-type="float">
            <text:p>0.015748865</text:p>
          </table:table-cell>
          <table:table-cell office:value-type="float" office:value="0.020646511" calcext:value-type="float">
            <text:p>0.0206465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7:05:02.503860152</dc:date>
    <meta:editing-duration>PT44S</meta:editing-duration>
    <meta:editing-cycles>1</meta:editing-cycles>
    <meta:document-statistic meta:table-count="1" meta:cell-count="204" meta:object-count="0"/>
    <meta:generator>LibreOffice/5.2.7.2$Linux_ARM_EABI LibreOffice_project/20m0$Build-2</meta:generator>
  </office:meta>
</office:document-meta>
</file>